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🔧 How to Execute Code Submissions?</text:span></text:h>
      <text:p text:style-name="Text_20_body">You have two main options:</text:p>
      <text:h text:style-name="Heading_20_3" text:outline-level="3"><text:span text:style-name="Strong_20_Emphasis">1️⃣ Using a Secure Docker-Based Execution System (Recommended)</text:span></text:h>
      <text:p text:style-name="Text_20_body">You can create a <text:span text:style-name="Strong_20_Emphasis">Dockerized execution system</text:span> that runs user-submitted code inside <text:span text:style-name="Strong_20_Emphasis">isolated containers</text:span>. Here's how it works:</text:p>
      <text:p text:style-name="Text_20_body">✅ <text:span text:style-name="Strong_20_Emphasis">Step 1: User submits code</text:span> (Python, Java, C++, etc.).<text:line-break/>✅ <text:span text:style-name="Strong_20_Emphasis">Step 2: Backend (Spring Boot) spins up a Docker container</text:span> with the required runtime.<text:line-break/>✅ <text:span text:style-name="Strong_20_Emphasis">Step 3: The code executes inside the container</text:span> with limited CPU/memory/time.<text:line-break/>✅ <text:span text:style-name="Strong_20_Emphasis">Step 4: Capture the output and compare it with expected results.</text:span><text:line-break/>✅ <text:span text:style-name="Strong_20_Emphasis">Step 5: Return verdict</text:span> (Accepted, Wrong Answer, TLE, Runtime Error, etc.).</text:p>
      <text:h text:style-name="Heading_20_4" text:outline-level="4"><text:span text:style-name="Strong_20_Emphasis">🔹 Example Workflow in Spring Boot</text:span></text:h>
      <text:list text:style-name="L1">
        <text:list-item>
          <text:p text:style-name="P1">Store code submission in a temp directory.</text:p>
        </text:list-item>
        <text:list-item>
          <text:p text:style-name="P1">Run <text:span text:style-name="Source_20_Text">docker run --rm -v /submissions:/code ubuntu bash -c "javac Code.java &amp;&amp; java Code"</text:span></text:p>
        </text:list-item>
        <text:list-item>
          <text:p text:style-name="P1">Capture output and match with expected results.</text:p>
        </text:list-item>
        <text:list-item>
          <text:p text:style-name="P2">Delete the container after execution.</text:p>
        </text:list-item>
      </text:list>
      <text:h text:style-name="Heading_20_4" text:outline-level="4"><text:span text:style-name="Strong_20_Emphasis">⚡ Pros</text:span></text:h>
      <text:p text:style-name="Text_20_body">✔️ Secure execution inside an isolated environment.<text:line-break/>✔️ Supports multiple languages by using different Docker images.<text:line-break/>✔️ Prevents malicious code from affecting the system.</text:p>
      <text:h text:style-name="Heading_20_4" text:outline-level="4"><text:span text:style-name="Strong_20_Emphasis">⚠️ Cons</text:span></text:h>
      <text:p text:style-name="Text_20_body">❌ Slight overhead in creating &amp; destroying containers.<text:line-break/>❌ Requires setting up Docker &amp; managing resource limits.</text:p>
      <text:p text:style-name="Horizontal_20_Line"/>
      <text:h text:style-name="Heading_20_3" text:outline-level="3"><text:span text:style-name="Strong_20_Emphasis">2️⃣ Using an Existing Online Code Execution API (Faster, but Less Control)</text:span></text:h>
      <text:p text:style-name="Text_20_body">If you <text:span text:style-name="Strong_20_Emphasis">don’t want to manage execution infrastructure</text:span>, you can use <text:span text:style-name="Strong_20_Emphasis">third-party APIs</text:span> like:</text:p>
      <text:list text:style-name="L2">
        <text:list-item>
          <text:p text:style-name="P3"><text:span text:style-name="Strong_20_Emphasis">JDoodle API</text:span> – Supports 70+ languages.</text:p>
        </text:list-item>
        <text:list-item>
          <text:p text:style-name="P3"><text:span text:style-name="Strong_20_Emphasis">Sphere Engine</text:span> – A robust API for executing &amp; evaluating code.</text:p>
        </text:list-item>
        <text:list-item>
          <text:p text:style-name="P4"><text:span text:style-name="Strong_20_Emphasis">HackerEarth API</text:span> – Used for coding platforms.</text:p>
        </text:list-item>
      </text:list>
      <text:h text:style-name="Heading_20_4" text:outline-level="4"><text:span text:style-name="Strong_20_Emphasis">🔹 Example API Call</text:span></text:h>
      <text:p text:style-name="Standard">{ "language": "java", "source_code": "public class Main { public static void main(String[] args) { System.out.println(\"Hello, World!\"); } }", "input": "", "time_limit": 2, "memory_limit": 256 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9:41:51.483345474</meta:creation-date>
    <dc:date>2025-02-18T19:42:54.874056817</dc:date>
    <meta:editing-duration>PT1M3S</meta:editing-duration>
    <meta:editing-cycles>1</meta:editing-cycles>
    <meta:document-statistic meta:table-count="0" meta:image-count="0" meta:object-count="0" meta:page-count="1" meta:paragraph-count="21" meta:word-count="266" meta:character-count="1668" meta:non-whitespace-character-count="1428"/>
    <meta:generator>LibreOffice/24.8.4.2$Linux_X86_64 LibreOffice_project/480$Build-2</meta:generator>
  </office:meta>
</office:document-meta>
</file>